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74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25.3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Ataque Leve</text:p>
          </table:table-cell>
          <table:table-cell office:value-type="string" calcext:value-type="string">
            <text:p>Ataque corpo a corpo que causa um pouco de dano e custa menos energia.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taque Pesado</text:p>
          </table:table-cell>
          <table:table-cell office:value-type="string" calcext:value-type="string">
            <text:p>Ataque corpo a corpo que causa um dano razoável e custa mais energia.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bilidades</text:p>
          </table:table-cell>
          <table:table-cell office:value-type="string" calcext:value-type="string">
            <text:p>Golpe Rápido</text:p>
          </table:table-cell>
          <table:table-cell office:value-type="string" calcext:value-type="string">
            <text:p>Realiza um movimento rápido que corta o ar.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Estocada</text:p>
          </table:table-cell>
          <table:table-cell office:value-type="string" calcext:value-type="string">
            <text:p>Executa um movimento firme que perfura o alvo.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rte da Lua</text:p>
          </table:table-cell>
          <table:table-cell office:value-type="string" calcext:value-type="string">
            <text:p>Movimento muito rápido que corta o ar e deixa uma sombra azul.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ilacerar</text:p>
          </table:table-cell>
          <table:table-cell office:value-type="string" calcext:value-type="string">
            <text:p>Movimento forte que penetra profundamente na carne, causando muito dano.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aios Divinos</text:p>
          </table:table-cell>
          <table:table-cell office:value-type="string" calcext:value-type="string">
            <text:p>Um grande raio que mata instantaneamente qualquer inimigo.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18:10:50.4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7:56:43.608000000</meta:creation-date>
    <dc:date>2024-03-15T20:07:37.352000000</dc:date>
    <meta:editing-duration>PT6H40M24S</meta:editing-duration>
    <meta:editing-cycles>27</meta:editing-cycles>
    <meta:generator>LibreOffice/7.6.2.1$Windows_X86_64 LibreOffice_project/56f7684011345957bbf33a7ee678afaf4d2ba333</meta:generator>
    <meta:document-statistic meta:table-count="1" meta:cell-count="26" meta:object-count="0"/>
  </office:meta>
</office:document-meta>
</file>